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ultImpl.getLocalControlID( String qualifiedControl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ultImpl.onCre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ultImpl.getChi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